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137.65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4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fcc79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BSR</text:p>
          </table:table-cell>
          <table:table-cell office:value-type="string" calcext:value-type="string">
            <text:p>Inlet U</text:p>
          </table:table-cell>
          <table:table-cell office:value-type="string" calcext:value-type="string">
            <text:p>$\text{P}_\text{flow}$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$c_\text{P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.75958653158129" calcext:value-type="float">
            <text:p>5.75958653158129</text:p>
          </table:table-cell>
          <table:table-cell table:style-name="ce2" office:value-type="float" office:value="3783.02414063558" calcext:value-type="float">
            <text:p>3783.02414063558</text:p>
          </table:table-cell>
          <table:table-cell table:style-name="ce2" office:value-type="float" office:value="231.309697474" calcext:value-type="float">
            <text:p>231.309697474</text:p>
          </table:table-cell>
          <table:table-cell table:style-name="ce2" office:value-type="float" office:value="0.061144124085642" calcext:value-type="float">
            <text:p>0.061144124085642</text:p>
          </table:table-cell>
          <table:table-cell/>
          <table:table-cell table:style-name="ce2" office:value-type="string" calcext:value-type="string">
            <text:p>input</text:p>
          </table:table-cell>
        </table:table-row>
        <table:table-row table:style-name="ro1">
          <table:table-cell table:number-columns-repeated="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.30383461263251" calcext:value-type="float">
            <text:p>2.30383461263251</text:p>
          </table:table-cell>
          <table:table-cell table:style-name="ce2" office:value-type="float" office:value="242.113545000677" calcext:value-type="float">
            <text:p>242.113545000677</text:p>
          </table:table-cell>
          <table:table-cell table:style-name="ce2" office:value-type="float" office:value="44.7832513893" calcext:value-type="float">
            <text:p>44.7832513893</text:p>
          </table:table-cell>
          <table:table-cell table:style-name="ce2" office:value-type="float" office:value="0.184967971904153" calcext:value-type="float">
            <text:p>0.18496797190415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1.53588974175501" calcext:value-type="float">
            <text:p>1.53588974175501</text:p>
          </table:table-cell>
          <table:table-cell table:style-name="ce2" office:value-type="float" office:value="71.7373466668673" calcext:value-type="float">
            <text:p>71.7373466668673</text:p>
          </table:table-cell>
          <table:table-cell table:style-name="ce2" office:value-type="float" office:value="16.7771858587" calcext:value-type="float">
            <text:p>16.7771858587</text:p>
          </table:table-cell>
          <table:table-cell table:style-name="ce2" office:value-type="float" office:value="0.233869617963564" calcext:value-type="float">
            <text:p>0.23386961796356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1.3551968309603" calcext:value-type="float">
            <text:p>1.3551968309603</text:p>
          </table:table-cell>
          <table:table-cell table:style-name="ce2" office:value-type="float" office:value="49.2801842053078" calcext:value-type="float">
            <text:p>49.2801842053078</text:p>
          </table:table-cell>
          <table:table-cell table:style-name="ce2" office:value-type="float" office:value="12.3603554173" calcext:value-type="float">
            <text:p>12.3603554173</text:p>
          </table:table-cell>
          <table:table-cell table:style-name="ce2" office:value-type="float" office:value="0.250817962972807" calcext:value-type="float">
            <text:p>0.2508179629728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15191730631626" calcext:value-type="float">
            <text:p>1.15191730631626</text:p>
          </table:table-cell>
          <table:table-cell table:style-name="ce2" office:value-type="float" office:value="30.2641931250846" calcext:value-type="float">
            <text:p>30.2641931250846</text:p>
          </table:table-cell>
          <table:table-cell table:style-name="ce2" office:value-type="float" office:value="7.93038993609" calcext:value-type="float">
            <text:p>7.93038993609</text:p>
          </table:table-cell>
          <table:table-cell table:style-name="ce2" office:value-type="float" office:value="0.262038703735235" calcext:value-type="float">
            <text:p>0.2620387037352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1.0016672228837" calcext:value-type="float">
            <text:p>1.0016672228837</text:p>
          </table:table-cell>
          <table:table-cell table:style-name="ce2" office:value-type="float" office:value="19.8991982411997" calcext:value-type="float">
            <text:p>19.8991982411997</text:p>
          </table:table-cell>
          <table:table-cell table:style-name="ce2" office:value-type="float" office:value="4.93294852137" calcext:value-type="float">
            <text:p>4.93294852137</text:p>
          </table:table-cell>
          <table:table-cell table:style-name="ce2" office:value-type="float" office:value="0.247896847982384" calcext:value-type="float">
            <text:p>0.24789684798238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0.921533845053006" calcext:value-type="float">
            <text:p>0.921533845053006</text:p>
          </table:table-cell>
          <table:table-cell table:style-name="ce2" office:value-type="float" office:value="15.4952668800433" calcext:value-type="float">
            <text:p>15.4952668800433</text:p>
          </table:table-cell>
          <table:table-cell table:style-name="ce2" office:value-type="float" office:value="3.58593868415" calcext:value-type="float">
            <text:p>3.58593868415</text:p>
          </table:table-cell>
          <table:table-cell table:style-name="ce2" office:value-type="float" office:value="0.231421550329566" calcext:value-type="float">
            <text:p>0.23142155032956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67944870877505" calcext:value-type="float">
            <text:p>0.767944870877505</text:p>
          </table:table-cell>
          <table:table-cell table:style-name="ce2" office:value-type="float" office:value="8.96716833335841" calcext:value-type="float">
            <text:p>8.96716833335841</text:p>
          </table:table-cell>
          <table:table-cell table:style-name="ce2" office:value-type="float" office:value="1.50671756951" calcext:value-type="float">
            <text:p>1.50671756951</text:p>
          </table:table-cell>
          <table:table-cell table:style-name="ce2" office:value-type="float" office:value="0.168026015961462" calcext:value-type="float">
            <text:p>0.16802601596146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639954059064587" calcext:value-type="float">
            <text:p>0.639954059064587</text:p>
          </table:table-cell>
          <table:table-cell table:style-name="ce2" office:value-type="float" office:value="5.18933352624908" calcext:value-type="float">
            <text:p>5.18933352624908</text:p>
          </table:table-cell>
          <table:table-cell table:style-name="ce2" office:value-type="float" office:value="0.2842517898" calcext:value-type="float">
            <text:p>0.2842517898</text:p>
          </table:table-cell>
          <table:table-cell table:style-name="ce2" office:value-type="float" office:value="0.05477616506285" calcext:value-type="float">
            <text:p>0.0547761650628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75958653158129" calcext:value-type="float">
            <text:p>0.575958653158129</text:p>
          </table:table-cell>
          <table:table-cell table:style-name="ce2" office:value-type="float" office:value="3.78302414063558" calcext:value-type="float">
            <text:p>3.78302414063558</text:p>
          </table:table-cell>
          <table:table-cell table:style-name="ce2" office:value-type="float" office:value="-0.16891080726" calcext:value-type="float">
            <text:p>-0.16891080726</text:p>
          </table:table-cell>
          <table:table-cell table:style-name="ce2" office:value-type="float" office:value="-0.044649677342958" calcext:value-type="float">
            <text:p>-0.044649677342958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table:formula="of:=[.E16]" office:value-type="string" office:string-value="BSR" calcext:value-type="string">
            <text:p>BSR</text:p>
          </table:table-cell>
          <table:table-cell table:style-name="ce3" table:formula="of:=[.F16]" office:value-type="string" office:string-value="Inlet U" calcext:value-type="string">
            <text:p>Inlet U</text:p>
          </table:table-cell>
          <table:table-cell table:style-name="ce3" table:formula="of:=[.G16]" office:value-type="string" office:string-value="$\text{P}_\text{flow}$" calcext:value-type="string">
            <text:p>$\text{P}_\text{flow}$</text:p>
          </table:table-cell>
          <table:table-cell table:style-name="ce3" table:formula="of:=[.H16]" office:value-type="string" office:string-value="Power" calcext:value-type="string">
            <text:p>Power</text:p>
          </table:table-cell>
          <table:table-cell table:style-name="ce3" table:formula="of:=[.I16]" office:value-type="string" office:string-value="$c_\text{P}$" calcext:value-type="string">
            <text:p>$c_\text{P}$</text:p>
          </table:table-cell>
          <table:table-cell/>
          <table:table-cell table:style-name="ce3" office:value-type="string" calcext:value-type="string">
            <text:p>results</text:p>
          </table:table-cell>
        </table:table-row>
        <table:table-row table:style-name="ro1">
          <table:table-cell table:number-columns-repeated="4"/>
          <table:table-cell table:style-name="ce3" table:formula="of:=COM.MICROSOFT.CONCAT(&quot;$\round{&quot;;[.E17];&quot;}$&quot;)" office:value-type="string" office:string-value="$\round{0.1}$" calcext:value-type="string">
            <text:p>$\round{0.1}$</text:p>
          </table:table-cell>
          <table:table-cell table:style-name="ce3" table:formula="of:=COM.MICROSOFT.CONCAT(&quot;$\round{&quot;;[.F17];&quot;}$&quot;)" office:value-type="string" office:string-value="$\round{5.75958653158129}$" calcext:value-type="string">
            <text:p>$\round{5.75958653158129}$</text:p>
          </table:table-cell>
          <table:table-cell table:style-name="ce3" table:formula="of:=COM.MICROSOFT.CONCAT(&quot;$\round{&quot;;[.G17];&quot;}$&quot;)" office:value-type="string" office:string-value="$\round{3783.02414063558}$" calcext:value-type="string">
            <text:p>$\round{3783.02414063558}$</text:p>
          </table:table-cell>
          <table:table-cell table:style-name="ce3" table:formula="of:=COM.MICROSOFT.CONCAT(&quot;$\round{&quot;;[.H17];&quot;}$&quot;)" office:value-type="string" office:string-value="$\round{231.309697474}$" calcext:value-type="string">
            <text:p>$\round{231.309697474}$</text:p>
          </table:table-cell>
          <table:table-cell table:style-name="ce3" table:formula="of:=COM.MICROSOFT.CONCAT(&quot;$\round{&quot;;[.I17];&quot;}$&quot;)" office:value-type="string" office:string-value="$\round{0.061144124085642}$" calcext:value-type="string">
            <text:p>$\round{0.061144124085642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18];&quot;}$&quot;)" office:value-type="string" office:string-value="$\round{0.25}$" calcext:value-type="string">
            <text:p>$\round{0.25}$</text:p>
          </table:table-cell>
          <table:table-cell table:style-name="ce3" table:formula="of:=COM.MICROSOFT.CONCAT(&quot;$\round{&quot;;[.F18];&quot;}$&quot;)" office:value-type="string" office:string-value="$\round{2.30383461263251}$" calcext:value-type="string">
            <text:p>$\round{2.30383461263251}$</text:p>
          </table:table-cell>
          <table:table-cell table:style-name="ce3" table:formula="of:=COM.MICROSOFT.CONCAT(&quot;$\round{&quot;;[.G18];&quot;}$&quot;)" office:value-type="string" office:string-value="$\round{242.113545000677}$" calcext:value-type="string">
            <text:p>$\round{242.113545000677}$</text:p>
          </table:table-cell>
          <table:table-cell table:style-name="ce3" table:formula="of:=COM.MICROSOFT.CONCAT(&quot;$\round{&quot;;[.H18];&quot;}$&quot;)" office:value-type="string" office:string-value="$\round{44.7832513893}$" calcext:value-type="string">
            <text:p>$\round{44.7832513893}$</text:p>
          </table:table-cell>
          <table:table-cell table:style-name="ce3" table:formula="of:=COM.MICROSOFT.CONCAT(&quot;$\round{&quot;;[.I18];&quot;}$&quot;)" office:value-type="string" office:string-value="$\round{0.184967971904153}$" calcext:value-type="string">
            <text:p>$\round{0.184967971904153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19];&quot;}$&quot;)" office:value-type="string" office:string-value="$\round{0.375}$" calcext:value-type="string">
            <text:p>$\round{0.375}$</text:p>
          </table:table-cell>
          <table:table-cell table:style-name="ce3" table:formula="of:=COM.MICROSOFT.CONCAT(&quot;$\round{&quot;;[.F19];&quot;}$&quot;)" office:value-type="string" office:string-value="$\round{1.53588974175501}$" calcext:value-type="string">
            <text:p>$\round{1.53588974175501}$</text:p>
          </table:table-cell>
          <table:table-cell table:style-name="ce3" table:formula="of:=COM.MICROSOFT.CONCAT(&quot;$\round{&quot;;[.G19];&quot;}$&quot;)" office:value-type="string" office:string-value="$\round{71.7373466668673}$" calcext:value-type="string">
            <text:p>$\round{71.7373466668673}$</text:p>
          </table:table-cell>
          <table:table-cell table:style-name="ce3" table:formula="of:=COM.MICROSOFT.CONCAT(&quot;$\round{&quot;;[.H19];&quot;}$&quot;)" office:value-type="string" office:string-value="$\round{16.7771858587}$" calcext:value-type="string">
            <text:p>$\round{16.7771858587}$</text:p>
          </table:table-cell>
          <table:table-cell table:style-name="ce3" table:formula="of:=COM.MICROSOFT.CONCAT(&quot;$\round{&quot;;[.I19];&quot;}$&quot;)" office:value-type="string" office:string-value="$\round{0.233869617963564}$" calcext:value-type="string">
            <text:p>$\round{0.233869617963564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0];&quot;}$&quot;)" office:value-type="string" office:string-value="$\round{0.425}$" calcext:value-type="string">
            <text:p>$\round{0.425}$</text:p>
          </table:table-cell>
          <table:table-cell table:style-name="ce3" table:formula="of:=COM.MICROSOFT.CONCAT(&quot;$\round{&quot;;[.F20];&quot;}$&quot;)" office:value-type="string" office:string-value="$\round{1.3551968309603}$" calcext:value-type="string">
            <text:p>$\round{1.3551968309603}$</text:p>
          </table:table-cell>
          <table:table-cell table:style-name="ce3" table:formula="of:=COM.MICROSOFT.CONCAT(&quot;$\round{&quot;;[.G20];&quot;}$&quot;)" office:value-type="string" office:string-value="$\round{49.2801842053078}$" calcext:value-type="string">
            <text:p>$\round{49.2801842053078}$</text:p>
          </table:table-cell>
          <table:table-cell table:style-name="ce3" table:formula="of:=COM.MICROSOFT.CONCAT(&quot;$\round{&quot;;[.H20];&quot;}$&quot;)" office:value-type="string" office:string-value="$\round{12.3603554173}$" calcext:value-type="string">
            <text:p>$\round{12.3603554173}$</text:p>
          </table:table-cell>
          <table:table-cell table:style-name="ce3" table:formula="of:=COM.MICROSOFT.CONCAT(&quot;$\round{&quot;;[.I20];&quot;}$&quot;)" office:value-type="string" office:string-value="$\round{0.250817962972807}$" calcext:value-type="string">
            <text:p>$\round{0.250817962972807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1];&quot;}$&quot;)" office:value-type="string" office:string-value="$\round{0.5}$" calcext:value-type="string">
            <text:p>$\round{0.5}$</text:p>
          </table:table-cell>
          <table:table-cell table:style-name="ce3" table:formula="of:=COM.MICROSOFT.CONCAT(&quot;$\round{&quot;;[.F21];&quot;}$&quot;)" office:value-type="string" office:string-value="$\round{1.15191730631626}$" calcext:value-type="string">
            <text:p>$\round{1.15191730631626}$</text:p>
          </table:table-cell>
          <table:table-cell table:style-name="ce3" table:formula="of:=COM.MICROSOFT.CONCAT(&quot;$\round{&quot;;[.G21];&quot;}$&quot;)" office:value-type="string" office:string-value="$\round{30.2641931250846}$" calcext:value-type="string">
            <text:p>$\round{30.2641931250846}$</text:p>
          </table:table-cell>
          <table:table-cell table:style-name="ce3" table:formula="of:=COM.MICROSOFT.CONCAT(&quot;$\round{&quot;;[.H21];&quot;}$&quot;)" office:value-type="string" office:string-value="$\round{7.93038993609}$" calcext:value-type="string">
            <text:p>$\round{7.93038993609}$</text:p>
          </table:table-cell>
          <table:table-cell table:style-name="ce3" table:formula="of:=COM.MICROSOFT.CONCAT(&quot;$\round{&quot;;[.I21];&quot;}$&quot;)" office:value-type="string" office:string-value="$\round{0.262038703735235}$" calcext:value-type="string">
            <text:p>$\round{0.262038703735235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2];&quot;}$&quot;)" office:value-type="string" office:string-value="$\round{0.575}$" calcext:value-type="string">
            <text:p>$\round{0.575}$</text:p>
          </table:table-cell>
          <table:table-cell table:style-name="ce3" table:formula="of:=COM.MICROSOFT.CONCAT(&quot;$\round{&quot;;[.F22];&quot;}$&quot;)" office:value-type="string" office:string-value="$\round{1.0016672228837}$" calcext:value-type="string">
            <text:p>$\round{1.0016672228837}$</text:p>
          </table:table-cell>
          <table:table-cell table:style-name="ce3" table:formula="of:=COM.MICROSOFT.CONCAT(&quot;$\round{&quot;;[.G22];&quot;}$&quot;)" office:value-type="string" office:string-value="$\round{19.8991982411997}$" calcext:value-type="string">
            <text:p>$\round{19.8991982411997}$</text:p>
          </table:table-cell>
          <table:table-cell table:style-name="ce3" table:formula="of:=COM.MICROSOFT.CONCAT(&quot;$\round{&quot;;[.H22];&quot;}$&quot;)" office:value-type="string" office:string-value="$\round{4.93294852137}$" calcext:value-type="string">
            <text:p>$\round{4.93294852137}$</text:p>
          </table:table-cell>
          <table:table-cell table:style-name="ce3" table:formula="of:=COM.MICROSOFT.CONCAT(&quot;$\round{&quot;;[.I22];&quot;}$&quot;)" office:value-type="string" office:string-value="$\round{0.247896847982384}$" calcext:value-type="string">
            <text:p>$\round{0.247896847982384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3];&quot;}$&quot;)" office:value-type="string" office:string-value="$\round{0.625}$" calcext:value-type="string">
            <text:p>$\round{0.625}$</text:p>
          </table:table-cell>
          <table:table-cell table:style-name="ce3" table:formula="of:=COM.MICROSOFT.CONCAT(&quot;$\round{&quot;;[.F23];&quot;}$&quot;)" office:value-type="string" office:string-value="$\round{0.921533845053006}$" calcext:value-type="string">
            <text:p>$\round{0.921533845053006}$</text:p>
          </table:table-cell>
          <table:table-cell table:style-name="ce3" table:formula="of:=COM.MICROSOFT.CONCAT(&quot;$\round{&quot;;[.G23];&quot;}$&quot;)" office:value-type="string" office:string-value="$\round{15.4952668800433}$" calcext:value-type="string">
            <text:p>$\round{15.4952668800433}$</text:p>
          </table:table-cell>
          <table:table-cell table:style-name="ce3" table:formula="of:=COM.MICROSOFT.CONCAT(&quot;$\round{&quot;;[.H23];&quot;}$&quot;)" office:value-type="string" office:string-value="$\round{3.58593868415}$" calcext:value-type="string">
            <text:p>$\round{3.58593868415}$</text:p>
          </table:table-cell>
          <table:table-cell table:style-name="ce3" table:formula="of:=COM.MICROSOFT.CONCAT(&quot;$\round{&quot;;[.I23];&quot;}$&quot;)" office:value-type="string" office:string-value="$\round{0.231421550329566}$" calcext:value-type="string">
            <text:p>$\round{0.231421550329566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4];&quot;}$&quot;)" office:value-type="string" office:string-value="$\round{0.75}$" calcext:value-type="string">
            <text:p>$\round{0.75}$</text:p>
          </table:table-cell>
          <table:table-cell table:style-name="ce3" table:formula="of:=COM.MICROSOFT.CONCAT(&quot;$\round{&quot;;[.F24];&quot;}$&quot;)" office:value-type="string" office:string-value="$\round{0.767944870877505}$" calcext:value-type="string">
            <text:p>$\round{0.767944870877505}$</text:p>
          </table:table-cell>
          <table:table-cell table:style-name="ce3" table:formula="of:=COM.MICROSOFT.CONCAT(&quot;$\round{&quot;;[.G24];&quot;}$&quot;)" office:value-type="string" office:string-value="$\round{8.96716833335841}$" calcext:value-type="string">
            <text:p>$\round{8.96716833335841}$</text:p>
          </table:table-cell>
          <table:table-cell table:style-name="ce3" table:formula="of:=COM.MICROSOFT.CONCAT(&quot;$\round{&quot;;[.H24];&quot;}$&quot;)" office:value-type="string" office:string-value="$\round{1.50671756951}$" calcext:value-type="string">
            <text:p>$\round{1.50671756951}$</text:p>
          </table:table-cell>
          <table:table-cell table:style-name="ce3" table:formula="of:=COM.MICROSOFT.CONCAT(&quot;$\round{&quot;;[.I24];&quot;}$&quot;)" office:value-type="string" office:string-value="$\round{0.168026015961462}$" calcext:value-type="string">
            <text:p>$\round{0.168026015961462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5];&quot;}$&quot;)" office:value-type="string" office:string-value="$\round{0.9}$" calcext:value-type="string">
            <text:p>$\round{0.9}$</text:p>
          </table:table-cell>
          <table:table-cell table:style-name="ce3" table:formula="of:=COM.MICROSOFT.CONCAT(&quot;$\round{&quot;;[.F25];&quot;}$&quot;)" office:value-type="string" office:string-value="$\round{0.639954059064587}$" calcext:value-type="string">
            <text:p>$\round{0.639954059064587}$</text:p>
          </table:table-cell>
          <table:table-cell table:style-name="ce3" table:formula="of:=COM.MICROSOFT.CONCAT(&quot;$\round{&quot;;[.G25];&quot;}$&quot;)" office:value-type="string" office:string-value="$\round{5.18933352624908}$" calcext:value-type="string">
            <text:p>$\round{5.18933352624908}$</text:p>
          </table:table-cell>
          <table:table-cell table:style-name="ce3" table:formula="of:=COM.MICROSOFT.CONCAT(&quot;$\round{&quot;;[.H25];&quot;}$&quot;)" office:value-type="string" office:string-value="$\round{0.2842517898}$" calcext:value-type="string">
            <text:p>$\round{0.2842517898}$</text:p>
          </table:table-cell>
          <table:table-cell table:style-name="ce3" table:formula="of:=COM.MICROSOFT.CONCAT(&quot;$\round{&quot;;[.I25];&quot;}$&quot;)" office:value-type="string" office:string-value="$\round{0.05477616506285}$" calcext:value-type="string">
            <text:p>$\round{0.05477616506285}$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table:formula="of:=COM.MICROSOFT.CONCAT(&quot;$\round{&quot;;[.E26];&quot;}$&quot;)" office:value-type="string" office:string-value="$\round{1}$" calcext:value-type="string">
            <text:p>$\round{1}$</text:p>
          </table:table-cell>
          <table:table-cell table:style-name="ce3" table:formula="of:=COM.MICROSOFT.CONCAT(&quot;$\round{&quot;;[.F26];&quot;}$&quot;)" office:value-type="string" office:string-value="$\round{0.575958653158129}$" calcext:value-type="string">
            <text:p>$\round{0.575958653158129}$</text:p>
          </table:table-cell>
          <table:table-cell table:style-name="ce3" table:formula="of:=COM.MICROSOFT.CONCAT(&quot;$\round{&quot;;[.G26];&quot;}$&quot;)" office:value-type="string" office:string-value="$\round{3.78302414063558}$" calcext:value-type="string">
            <text:p>$\round{3.78302414063558}$</text:p>
          </table:table-cell>
          <table:table-cell table:style-name="ce3" table:formula="of:=COM.MICROSOFT.CONCAT(&quot;$\round{&quot;;[.H26];&quot;}$&quot;)" office:value-type="string" office:string-value="$\round{-0.16891080726}$" calcext:value-type="string">
            <text:p>$\round{-0.16891080726}$</text:p>
          </table:table-cell>
          <table:table-cell table:style-name="ce3" table:formula="of:=COM.MICROSOFT.CONCAT(&quot;$\round{&quot;;[.I26];&quot;}$&quot;)" office:value-type="string" office:string-value="$\round{-0.044649677342958}$" calcext:value-type="string">
            <text:p>$\round{-0.044649677342958}$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4:58:47.673317486</meta:creation-date>
    <dc:date>2018-06-27T15:09:01.481734167</dc:date>
    <meta:editing-duration>PT3S</meta:editing-duration>
    <meta:editing-cycles>1</meta:editing-cycles>
    <meta:document-statistic meta:table-count="1" meta:cell-count="112" meta:object-count="0"/>
    <meta:generator>LibreOffice/6.0.5.2$Linux_X86_64 LibreOffice_project/00m0$Build-2</meta:generator>
  </office:meta>
</office:document-meta>
</file>